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355e00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0.965cm" svg:height="0.965cm" svg:x="7.35cm" svg:y="1.635cm">
          <text:p text:style-name="P1">1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" draw:layer="layout" svg:width="0.965cm" svg:height="0.965cm" svg:x="5.75cm" svg:y="2.575cm">
          <text:p text:style-name="P1">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7.35cm" svg:y1="2.117cm" svg:x2="6.232cm" svg:y2="2.575cm" draw:start-shape="id1" draw:start-glue-point="6" draw:end-shape="id2" draw:end-glue-point="4" svg:d="m7350 2117h-1118v458">
          <text:p/>
        </draw:connector>
        <draw:custom-shape draw:style-name="gr1" draw:text-style-name="P1" draw:id="id3" draw:layer="layout" svg:width="0.94cm" svg:height="0.99cm" svg:x="9.255cm" svg:y="2.855cm">
          <text:p text:style-name="P1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8.315cm" svg:y1="2.117cm" svg:x2="9.725cm" svg:y2="2.855cm" draw:start-shape="id1" draw:start-glue-point="1" draw:end-shape="id3" draw:end-glue-point="4" svg:d="m8315 2117h1410v738">
          <text:p/>
        </draw:connector>
        <draw:custom-shape draw:style-name="gr3" draw:text-style-name="P1" draw:id="id4" draw:layer="layout" svg:width="0.965cm" svg:height="0.965cm" svg:x="4.81cm" svg:y="3.54cm">
          <text:p text:style-name="P1">f: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7" draw:layer="layout" svg:width="0.965cm" svg:height="0.965cm" svg:x="6.715cm" svg:y="3.54cm">
          <text:p text:style-name="P1">a: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6" draw:layer="layout" svg:width="0.965cm" svg:height="0.965cm" svg:x="10.195cm" svg:y="3.845cm">
          <text:p text:style-name="P1">b:6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5.75cm" svg:y1="3.057cm" svg:x2="5.292cm" svg:y2="3.54cm" draw:start-shape="id2" draw:start-glue-point="6" draw:end-shape="id4" draw:end-glue-point="4" svg:d="m5750 3057h-458v483">
          <text:p/>
        </draw:connector>
        <draw:connector draw:style-name="gr2" draw:text-style-name="P1" draw:layer="layout" svg:x1="9.255cm" svg:y1="3.35cm" svg:x2="8.637cm" svg:y2="4.31cm" draw:start-shape="id3" draw:start-glue-point="6" draw:end-shape="id5" draw:end-glue-point="4" svg:d="m9255 3350h-618v960">
          <text:p/>
        </draw:connector>
        <draw:connector draw:style-name="gr2" draw:text-style-name="P1" draw:layer="layout" svg:x1="10.195cm" svg:y1="3.35cm" svg:x2="10.677cm" svg:y2="3.845cm" draw:start-shape="id3" draw:start-glue-point="10" draw:end-shape="id6" draw:end-glue-point="4" svg:d="m10195 3350h482v495">
          <text:p/>
        </draw:connector>
        <draw:connector draw:style-name="gr2" draw:text-style-name="P1" draw:layer="layout" svg:x1="6.715cm" svg:y1="3.057cm" svg:x2="7.197cm" svg:y2="3.54cm" draw:start-shape="id2" draw:start-glue-point="10" draw:end-shape="id7" draw:end-glue-point="4" svg:d="m6715 3057h482v483">
          <text:p/>
        </draw:connector>
        <draw:custom-shape draw:style-name="gr1" draw:text-style-name="P1" draw:id="id8" draw:layer="layout" svg:width="0.965cm" svg:height="0.965cm" svg:x="6.785cm" svg:y="5.285cm">
          <text:p text:style-name="P1">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id="id9" draw:layer="layout" svg:width="0.965cm" svg:height="0.965cm" svg:x="9.39cm" svg:y="5.385cm">
          <text:p text:style-name="P1">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8.155cm" svg:y1="4.792cm" svg:x2="7.267cm" svg:y2="5.285cm" draw:start-shape="id5" draw:start-glue-point="6" draw:end-shape="id8" draw:end-glue-point="4" svg:d="m8155 4792h-888v493">
          <text:p/>
        </draw:connector>
        <draw:connector draw:style-name="gr2" draw:text-style-name="P1" draw:layer="layout" svg:x1="9.12cm" svg:y1="4.792cm" svg:x2="9.872cm" svg:y2="5.385cm" draw:start-shape="id5" draw:start-glue-point="10" draw:end-shape="id9" draw:end-glue-point="4" svg:d="m9120 4792h752v593">
          <text:p/>
        </draw:connector>
        <draw:custom-shape draw:style-name="gr3" draw:text-style-name="P1" draw:id="id10" draw:layer="layout" svg:width="0.965cm" svg:height="0.965cm" svg:x="6.045cm" svg:y="6.25cm">
          <text:p text:style-name="P1">c: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id="id11" draw:layer="layout" svg:width="0.965cm" svg:height="0.965cm" svg:x="7.45cm" svg:y="6.25cm">
          <text:p text:style-name="P1">e: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6.785cm" svg:y1="5.767cm" svg:x2="6.527cm" svg:y2="6.25cm" draw:start-shape="id8" draw:start-glue-point="6" draw:end-shape="id10" draw:end-glue-point="4" svg:d="m6785 5767h-258v483">
          <text:p/>
        </draw:connector>
        <draw:connector draw:style-name="gr2" draw:text-style-name="P1" draw:layer="layout" svg:x1="7.75cm" svg:y1="5.767cm" svg:x2="7.932cm" svg:y2="6.25cm" draw:start-shape="id8" draw:start-glue-point="10" draw:end-shape="id11" draw:end-glue-point="4" svg:d="m7750 5767h182v483">
          <text:p/>
        </draw:connector>
        <draw:custom-shape draw:style-name="gr3" draw:text-style-name="P1" draw:id="id12" draw:layer="layout" svg:width="0.965cm" svg:height="0.965cm" svg:x="8.585cm" svg:y="6.255cm">
          <text:p text:style-name="P1">g: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id="id13" draw:layer="layout" svg:width="0.965cm" svg:height="0.965cm" svg:x="10.09cm" svg:y="6.255cm">
          <text:p text:style-name="P1">d: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9.39cm" svg:y1="5.867cm" svg:x2="9.067cm" svg:y2="6.255cm" draw:start-shape="id9" draw:start-glue-point="6" draw:end-shape="id12" draw:end-glue-point="4" svg:d="m9390 5867h-323v388">
          <text:p/>
        </draw:connector>
        <draw:connector draw:style-name="gr2" draw:text-style-name="P1" draw:layer="layout" svg:x1="10.355cm" svg:y1="5.867cm" svg:x2="10.572cm" svg:y2="6.255cm" draw:start-shape="id9" draw:start-glue-point="10" draw:end-shape="id13" draw:end-glue-point="4" svg:d="m10355 5867h217v388">
          <text:p/>
        </draw:connector>
        <draw:custom-shape draw:style-name="gr1" draw:text-style-name="P1" draw:id="id5" draw:layer="layout" svg:width="0.965cm" svg:height="0.965cm" svg:x="8.155cm" svg:y="4.31cm">
          <text:p text:style-name="P1">5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355e00" draw:fill-gradient-name="Gradient_20_7" draw:fill-hatch-name="Hatch_20_1" draw:fill-image-name="Bitmape_20_1" draw:opacity="25%" draw:fill-image-width="0cm" draw:fill-image-height="0cm" fo:padding-top="0.125cm" fo:padding-bottom="0.125cm" fo:padding-left="0.25cm" fo:padding-right="0.25cm" draw:shadow="hidden" draw:shadow-offset-x="0.305cm" draw:shadow-offset-y="0.305cm" draw:shadow-color="#808080" draw:shadow-opacity="25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5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drianus Kleemans</meta:initial-creator>
    <meta:creation-date>2011-03-12T14:49:20</meta:creation-date>
    <dc:date>2011-05-12T14:49:52</dc:date>
    <dc:creator>Adrianus Kleemans</dc:creator>
    <meta:editing-duration>PT00H48M09S</meta:editing-duration>
    <meta:editing-cycles>5</meta:editing-cycles>
    <meta:generator>OpenOffice.org/3.2$Linux OpenOffice.org_project/320m19$Build-9505</meta:generator>
    <meta:document-statistic meta:object-count="25"/>
  </office:meta>
</office:document-meta>
</file>